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7813in" table:align="left" style:writing-mode="lr-tb"/>
    </style:style>
    <style:style style:name="Table1.A" style:family="table-column">
      <style:table-column-properties style:column-width="0.5167in"/>
    </style:style>
    <style:style style:name="Table1.B" style:family="table-column">
      <style:table-column-properties style:column-width="0.9292in"/>
    </style:style>
    <style:style style:name="Table1.C" style:family="table-column">
      <style:table-column-properties style:column-width="1.5292in"/>
    </style:style>
    <style:style style:name="Table1.D" style:family="table-column">
      <style:table-column-properties style:column-width="1.9035in"/>
    </style:style>
    <style:style style:name="Table1.E" style:family="table-column">
      <style:table-column-properties style:column-width="1.902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417in" fo:padding-right="0.0417in" fo:padding-top="0in" fo:padding-bottom="0in" fo:border-left="0.05pt solid #000000" fo:border-right="0.05pt solid #000000" fo:border-top="0.05pt solid #000000" fo:border-bottom="0.75pt solid #000000"/>
    </style:style>
    <style:style style:name="Table1.D1" style:family="table-cell">
      <style:table-cell-properties style:vertical-align="middle" fo:padding-left="0.0417in" fo:padding-right="0.0417in" fo:padding-top="0in" fo:padding-bottom="0in" fo:border-left="0.05pt solid #000000" fo:border-right="none" fo:border-top="0.05pt solid #000000" fo:border-bottom="0.75pt solid #000000"/>
    </style:style>
    <style:style style:name="Table2" style:family="table">
      <style:table-properties style:width="6.7813in" table:align="left" style:writing-mode="lr-tb"/>
    </style:style>
    <style:style style:name="Table2.A" style:family="table-column">
      <style:table-column-properties style:column-width="0.4799in"/>
    </style:style>
    <style:style style:name="Table2.C" style:family="table-column">
      <style:table-column-properties style:column-width="0.8632in"/>
    </style:style>
    <style:style style:name="Table2.D" style:family="table-column">
      <style:table-column-properties style:column-width="1.4208in"/>
    </style:style>
    <style:style style:name="Table2.E" style:family="table-column">
      <style:table-column-properties style:column-width="1.768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417in" fo:padding-right="0.0417in" fo:padding-top="0in" fo:padding-bottom="0in" fo:border-left="0.05pt solid #000000" fo:border-right="none" fo:border-top="0.05pt solid #000000" fo:border-bottom="0.75pt solid #000000"/>
    </style:style>
    <style:style style:name="Table2.B1" style:family="table-cell">
      <style:table-cell-properties style:vertical-align="middle" fo:padding-left="0.0417in" fo:padding-right="0.0417in" fo:padding-top="0in" fo:padding-bottom="0in" fo:border-left="0.05pt solid #000000" fo:border-right="0.05pt solid #000000" fo:border-top="0.05pt solid #000000" fo:border-bottom="0.75pt solid #000000"/>
    </style:style>
    <style:style style:name="Table2.A8" style:family="table-cell">
      <style:table-cell-properties style:vertical-align="middle" fo:padding-left="0.0417in" fo:padding-right="0.0417in" fo:padding-top="0in" fo:padding-bottom="0in" fo:border-left="0.05pt solid #000000" fo:border-right="none" fo:border-top="none" fo:border-bottom="0.75pt solid #000000"/>
    </style:style>
    <style:style style:name="Table2.B8" style:family="table-cell">
      <style:table-cell-properties style:vertical-align="middle" fo:padding-left="0.0417in" fo:padding-right="0.0417in" fo:padding-top="0in" fo:padding-bottom="0in" fo:border-left="0.05pt solid #000000" fo:border-right="0.05pt solid #000000" fo:border-top="none" fo:border-bottom="0.7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fo:font-weight="bold" style:font-weight-asian="bold" style:font-weight-complex="bold"/>
    </style:style>
    <style:style style:name="P3" style:family="paragraph" style:parent-style-name="Standard">
      <style:text-properties style:font-name="Calibri" fo:font-size="11pt" fo:language="en" fo:country="none" style:font-name-asian="Calibri" style:font-size-asian="11pt" style:font-name-complex="Calibri" style:font-size-complex="11pt"/>
    </style:style>
    <style:style style:name="P4" style:family="paragraph" style:parent-style-name="Standard">
      <style:paragraph-properties style:text-autospace="none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</style:tab-stops>
      </style:paragraph-properties>
      <style:text-properties fo:color="#0000ff"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5" style:family="paragraph" style:parent-style-name="Standard">
      <style:paragraph-properties style:text-autospace="none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</style:tab-stops>
      </style:paragraph-properties>
    </style:style>
    <style:style style:name="P6" style:family="paragraph" style:parent-style-name="Standard">
      <style:paragraph-properties style:text-autospace="none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</style:tab-stops>
      </style:paragraph-properties>
      <style:text-properties fo:color="#000000"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7" style:family="paragraph" style:parent-style-name="Standard">
      <style:paragraph-properties style:text-autospace="none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</style:tab-stops>
      </style:paragraph-properties>
      <style:text-properties fo:color="#000000" style:font-name="Times New Roman1" fo:font-size="10pt" fo:language="en" fo:country="US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P8" style:family="paragraph" style:parent-style-name="Standard">
      <style:paragraph-properties fo:margin-top="0.0693in" fo:margin-bottom="0.0693in" style:contextual-spacing="false" style:text-autospace="none"/>
      <style:text-properties style:font-name="Times New Roman1" fo:font-size="12pt" fo:language="en" fo:country="US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margin-top="0in" fo:margin-bottom="0.139in" style:contextual-spacing="false" fo:line-height="115%" style:text-autospace="none"/>
      <style:text-properties style:use-window-font-color="true" style:font-name="Calibri" fo:font-size="11pt" fo:language="en" fo:country="none" style:font-name-asian="Calibri" style:font-size-asian="11pt" style:font-name-complex="Calibri" style:font-size-complex="11pt"/>
    </style:style>
    <style:style style:name="P10" style:family="paragraph" style:parent-style-name="Preformatted_20_Text">
      <style:text-properties fo:color="#4040ff"/>
    </style:style>
    <style:style style:name="P11" style:family="paragraph" style:parent-style-name="Preformatted_20_Text">
      <style:paragraph-properties fo:margin-top="0in" fo:margin-bottom="0.1965in" style:contextual-spacing="false"/>
      <style:text-properties fo:color="#404040"/>
    </style:style>
    <style:style style:name="P12" style:family="paragraph" style:parent-style-name="Standard">
      <style:paragraph-properties fo:margin-top="0.0693in" fo:margin-bottom="0.0693in" style:contextual-spacing="false" style:text-autospace="none"/>
      <style:text-properties style:font-name="Times New Roman1" fo:font-size="12pt" fo:language="en" fo:country="US" officeooo:rsid="001d9d15" officeooo:paragraph-rsid="001d9d15" style:font-name-asian="Times New Roman1" style:font-size-asian="12pt" style:font-name-complex="Times New Roman1" style:font-size-complex="12pt"/>
    </style:style>
    <style:style style:name="T1" style:family="text">
      <style:text-properties fo:color="#0000ff"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T2" style:family="text">
      <style:text-properties fo:color="#000000"/>
    </style:style>
    <style:style style:name="T3" style:family="text">
      <style:text-properties fo:color="#000000"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T4" style:family="text">
      <style:text-properties fo:color="#008080"/>
    </style:style>
    <style:style style:name="T5" style:family="text">
      <style:text-properties fo:color="#008080" style:font-name="Times New Roman1" fo:font-size="10pt" fo:language="en" fo:country="US" style:font-name-asian="Times New Roman1" style:font-size-asian="10pt" style:font-name-complex="Times New Roman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atic mesh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">Offset</text:p>
          </table:table-cell>
          <table:table-cell table:style-name="Table1.A1" office:value-type="string">
            <text:p text:style-name="P8">Type</text:p>
          </table:table-cell>
          <table:table-cell table:style-name="Table1.A1" office:value-type="string">
            <text:p text:style-name="P8">Usage</text:p>
          </table:table-cell>
          <table:table-cell table:style-name="Table1.D1" office:value-type="string">
            <text:p text:style-name="P8">Meaning</text:p>
          </table:table-cell>
          <table:table-cell table:style-name="Table1.A1" office:value-type="string">
            <text:p text:style-name="P8">Format</text:p>
          </table:table-cell>
        </table:table-row>
        <table:table-row table:style-name="Table1.1">
          <table:table-cell table:style-name="Table1.A1" office:value-type="string">
            <text:p text:style-name="P8">0</text:p>
          </table:table-cell>
          <table:table-cell table:style-name="Table1.A1" office:value-type="string">
            <text:p text:style-name="P8">FLOAT3</text:p>
          </table:table-cell>
          <table:table-cell table:style-name="Table1.A1" office:value-type="string">
            <text:p text:style-name="P8">POSITION</text:p>
          </table:table-cell>
          <table:table-cell table:style-name="Table1.D1" office:value-type="string">
            <text:p text:style-name="P8">XYZ</text:p>
          </table:table-cell>
          <table:table-cell table:style-name="Table1.A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>12</text:p>
          </table:table-cell>
          <table:table-cell table:style-name="Table1.A1" office:value-type="string">
            <text:p text:style-name="P8">D3DCOLOR</text:p>
          </table:table-cell>
          <table:table-cell table:style-name="Table1.A1" office:value-type="string">
            <text:p text:style-name="P8">COLOR</text:p>
          </table:table-cell>
          <table:table-cell table:style-name="Table1.D1" office:value-type="string">
            <text:p text:style-name="P8">Vertex normal (xyzw)</text:p>
          </table:table-cell>
          <table:table-cell table:style-name="Table1.A1" office:value-type="string">
            <text:p text:style-name="P8">0 to 128 = -1.0 to 0.0</text:p>
            <text:p text:style-name="P8">128 to 255 = 0.0 to 1.0</text:p>
          </table:table-cell>
        </table:table-row>
        <table:table-row table:style-name="Table1.1">
          <table:table-cell table:style-name="Table1.A1" office:value-type="string">
            <text:p text:style-name="P8">16</text:p>
          </table:table-cell>
          <table:table-cell table:style-name="Table1.A1" office:value-type="string">
            <text:p text:style-name="P8">D3DCOLOR</text:p>
          </table:table-cell>
          <table:table-cell table:style-name="Table1.A1" office:value-type="string">
            <text:p text:style-name="P8">COLOR</text:p>
          </table:table-cell>
          <table:table-cell table:style-name="Table1.D1" office:value-type="string">
            <text:p text:style-name="P12">Specular?</text:p>
          </table:table-cell>
          <table:table-cell table:style-name="Table1.A1" office:value-type="string">
            <text:p text:style-name="P8">0 to 255 = 0.0 to 1.0</text:p>
          </table:table-cell>
        </table:table-row>
        <table:table-row table:style-name="Table1.1">
          <table:table-cell table:style-name="Table1.A1" office:value-type="string">
            <text:p text:style-name="P8">20</text:p>
          </table:table-cell>
          <table:table-cell table:style-name="Table1.A1" office:value-type="string">
            <text:p text:style-name="P8">SHORT2N</text:p>
          </table:table-cell>
          <table:table-cell table:style-name="Table1.A1" office:value-type="string">
            <text:p text:style-name="P8">TEXCOORD</text:p>
          </table:table-cell>
          <table:table-cell table:style-name="Table1.D1" office:value-type="string">
            <text:p text:style-name="P8">Channel 0 uv</text:p>
          </table:table-cell>
          <table:table-cell table:style-name="Table1.A1" office:value-type="string">
            <text:p text:style-name="P8">0 to 32768 = 0.0 to 1.0</text:p>
          </table:table-cell>
        </table:table-row>
        <table:table-row table:style-name="Table1.1">
          <table:table-cell table:style-name="Table1.A1" office:value-type="string">
            <text:p text:style-name="P8">24</text:p>
          </table:table-cell>
          <table:table-cell table:style-name="Table1.A1" office:value-type="string">
            <text:p text:style-name="P8">SHORT2N</text:p>
          </table:table-cell>
          <table:table-cell table:style-name="Table1.A1" office:value-type="string">
            <text:p text:style-name="P8">TEXCOORD</text:p>
          </table:table-cell>
          <table:table-cell table:style-name="Table1.D1" office:value-type="string">
            <text:p text:style-name="P8">Channel 1 uv</text:p>
          </table:table-cell>
          <table:table-cell table:style-name="Table1.A1" office:value-type="string">
            <text:p text:style-name="P8">0 to 32768 = 0.0 to 1.0</text:p>
          </table:table-cell>
        </table:table-row>
        <table:table-row table:style-name="Table1.1">
          <table:table-cell table:style-name="Table1.A1" office:value-type="string">
            <text:p text:style-name="P8">28</text:p>
          </table:table-cell>
          <table:table-cell table:style-name="Table1.A1" office:value-type="string">
            <text:p text:style-name="P8">D3DCOLOR</text:p>
          </table:table-cell>
          <table:table-cell table:style-name="Table1.A1" office:value-type="string">
            <text:p text:style-name="P8">BLENDWEIGHT</text:p>
          </table:table-cell>
          <table:table-cell table:style-name="Table1.D1" office:value-type="string">
            <text:p text:style-name="P8">Blendweight </text:p>
          </table:table-cell>
          <table:table-cell table:style-name="Table1.A1" office:value-type="string">
            <text:p text:style-name="P8">0 to 255 = 0.0 to 1.0</text:p>
          </table:table-cell>
        </table:table-row>
      </table:table>
      <text:p text:style-name="P1"/>
      <text:p text:style-name="P1"/>
      <text:p text:style-name="P1">Vertex normal XYZW correspond to RGBA.</text:p>
      <text:p text:style-name="P1">UVs have to be transformed: u' = 0.5+u/2, v' = 0.5-v/2</text:p>
      <text:p text:style-name="P1"/>
      <text:p text:style-name="P3">vertex shader</text:p>
      <text:p text:style-name="P4"><text:s text:c="4"/>vs_3_0</text:p>
      <text:p text:style-name="P5"><text:span text:style-name="T1"><text:s text:c="4"/>def </text:span><text:span text:style-name="T3">c14, </text:span><text:span text:style-name="T5">2</text:span><text:span text:style-name="T3">, </text:span><text:span text:style-name="T5">-1</text:span><text:span text:style-name="T3">, </text:span><text:span text:style-name="T5">1</text:span><text:span text:style-name="T3">, </text:span><text:span text:style-name="T5">0</text:span></text:p>
      <text:p text:style-name="P5"><text:span text:style-name="T1"><text:s text:c="4"/>dcl_position </text:span><text:span text:style-name="T3">v0</text:span></text:p>
      <text:p text:style-name="P5"><text:span text:style-name="T1"><text:s text:c="4"/>dcl_blendweight1 </text:span><text:span text:style-name="T3">v1</text:span></text:p>
      <text:p text:style-name="P5"><text:span text:style-name="T1"><text:s text:c="4"/>dcl_texcoord </text:span><text:span text:style-name="T3">v2</text:span></text:p>
      <text:p text:style-name="P5"><text:span text:style-name="T1"><text:s text:c="4"/>dcl_texcoord1 </text:span><text:span text:style-name="T3">v3</text:span></text:p>
      <text:p text:style-name="P5"><text:span text:style-name="T1"><text:s text:c="4"/>dcl_color </text:span><text:span text:style-name="T3">v4</text:span></text:p>
      <text:p text:style-name="P5"><text:span text:style-name="T1"><text:s text:c="4"/>dcl_color1 </text:span><text:span text:style-name="T3">v5</text:span></text:p>
      <text:p text:style-name="P5"><text:span text:style-name="T1"><text:s text:c="4"/>dcl_position </text:span><text:span text:style-name="T3">o0</text:span></text:p>
      <text:p text:style-name="P5"><text:span text:style-name="T1"><text:s text:c="4"/>dcl_texcoord </text:span><text:span text:style-name="T3">o1</text:span></text:p>
      <text:p text:style-name="P5"><text:span text:style-name="T1"><text:s text:c="4"/>dcl_texcoord1 </text:span><text:span text:style-name="T3">o2.xyz</text:span></text:p>
      <text:p text:style-name="P5"><text:span text:style-name="T1"><text:s text:c="4"/>dcl_texcoord2 </text:span><text:span text:style-name="T3">o3.xyz</text:span></text:p>
      <text:p text:style-name="P5"><text:span text:style-name="T1"><text:s text:c="4"/>dcl_texcoord3 </text:span><text:span text:style-name="T3">o4.xyz</text:span></text:p>
      <text:p text:style-name="P5"><text:span text:style-name="T1"><text:s text:c="4"/>dcl_texcoord4 </text:span><text:span text:style-name="T3">o5.xyz</text:span></text:p>
      <text:p text:style-name="P5"><text:span text:style-name="T1"><text:s text:c="4"/>dcl_texcoord5 </text:span><text:span text:style-name="T3">o6.xyz</text:span></text:p>
      <text:p text:style-name="P5"><text:span text:style-name="T1"><text:s text:c="4"/>dcl_texcoord6 </text:span><text:span text:style-name="T3">o7</text:span></text:p>
      <text:p text:style-name="P5"><text:span text:style-name="T1"><text:s text:c="4"/>dcl_texcoord8 </text:span><text:span text:style-name="T3">o8</text:span></text:p>
      <text:p text:style-name="P5"><text:span text:style-name="T1"><text:s text:c="4"/>dcl_texcoord9 </text:span><text:span text:style-name="T3">o9.xy</text:span></text:p>
      <text:p text:style-name="P5"><text:span text:style-name="T1"><text:s text:c="4"/>mad </text:span><text:span text:style-name="T3">r0.xyz, v4.zyxw, c14.x, c14.y</text:span></text:p>
      <text:p text:style-name="P5"><text:span text:style-name="T1"><text:s text:c="4"/>dp3 </text:span><text:span text:style-name="T3">o6.x, r0, c0</text:span></text:p>
      <text:p text:style-name="P5"><text:span text:style-name="T1"><text:s text:c="4"/>dp3 </text:span><text:span text:style-name="T3">o6.y, r0, c1</text:span></text:p>
      <text:p text:style-name="P5"><text:span text:style-name="T1"><text:s text:c="4"/>dp3 </text:span><text:span text:style-name="T3">o6.z, r0, c2</text:span></text:p>
      <text:p text:style-name="P5"><text:span text:style-name="T1"><text:s text:c="4"/>mov </text:span><text:span text:style-name="T3">r0.w, c14.z</text:span></text:p>
      <text:p text:style-name="P5"><text:span text:style-name="T1"><text:s text:c="4"/>mad </text:span><text:span text:style-name="T3">r1, v0.xyzx, c14.zzzw, c14.wwwz</text:span></text:p>
      <text:p text:style-name="P5"><text:span text:style-name="T1"><text:s text:c="4"/>dp4 </text:span><text:span text:style-name="T3">r0.x, r1, c0</text:span></text:p>
      <text:p text:style-name="P5"><text:span text:style-name="T1"><text:s text:c="4"/>dp4 </text:span><text:span text:style-name="T3">r0.z, r1, c2</text:span></text:p>
      <text:p text:style-name="P5"><text:span text:style-name="T1"><text:s text:c="4"/>dp4 </text:span><text:span text:style-name="T3">r0.y, r1, c1</text:span></text:p>
      <text:p text:style-name="P5"><text:span text:style-name="T1"><text:s text:c="4"/>dp4 </text:span><text:span text:style-name="T3">o0.x, r0, c3</text:span></text:p>
      <text:p text:style-name="P5"><text:span text:style-name="T1"><text:s text:c="4"/>dp4 </text:span><text:span text:style-name="T3">o0.y, r0, c4</text:span></text:p>
      <text:p text:style-name="P5"><text:span text:style-name="T1"><text:s text:c="4"/>dp4 </text:span><text:span text:style-name="T3">o0.z, r0, c5</text:span></text:p>
      <text:p text:style-name="P5"><text:span text:style-name="T1"><text:s text:c="4"/>dp4 </text:span><text:span text:style-name="T3">o0.w, r0, c6</text:span></text:p>
      <text:p text:style-name="P5"><text:soft-page-break/><text:span text:style-name="T1"><text:s text:c="4"/>dp4 </text:span><text:span text:style-name="T3">r0.w, r0, c10</text:span></text:p>
      <text:p text:style-name="P5"><text:span text:style-name="T1"><text:s text:c="4"/>mad_sat </text:span><text:span text:style-name="T3">r0.w, r0.w, c8.x, c8.y</text:span></text:p>
      <text:p text:style-name="P5"><text:span text:style-name="T1"><text:s text:c="4"/>mad </text:span><text:span text:style-name="T3">r1.xyz, v5.zyxw, c14.x, c14.y</text:span></text:p>
      <text:p text:style-name="P5"><text:span text:style-name="T1"><text:s text:c="4"/>dp3 </text:span><text:span text:style-name="T3">o4.x, r1, c0</text:span></text:p>
      <text:p text:style-name="P5"><text:span text:style-name="T1"><text:s text:c="4"/>dp3 </text:span><text:span text:style-name="T3">o4.y, r1, c1</text:span></text:p>
      <text:p text:style-name="P5"><text:span text:style-name="T1"><text:s text:c="4"/>dp3 </text:span><text:span text:style-name="T3">o4.z, r1, c2</text:span></text:p>
      <text:p text:style-name="P5"><text:span text:style-name="T1"><text:s text:c="4"/>mad </text:span><text:span text:style-name="T3">r1.xyz, v1.zyxw, c14.x, c14.y</text:span></text:p>
      <text:p text:style-name="P5"><text:span text:style-name="T1"><text:s text:c="4"/>dp3 </text:span><text:span text:style-name="T3">o5.x, r1, c0</text:span></text:p>
      <text:p text:style-name="P5"><text:span text:style-name="T1"><text:s text:c="4"/>dp3 </text:span><text:span text:style-name="T3">o5.y, r1, c1</text:span></text:p>
      <text:p text:style-name="P5"><text:span text:style-name="T1"><text:s text:c="4"/>dp3 </text:span><text:span text:style-name="T3">o5.z, r1, c2</text:span></text:p>
      <text:p text:style-name="P5"><text:span text:style-name="T1"><text:s text:c="4"/>mad </text:span><text:span text:style-name="T3">r1.x, r0.y, c8.z, c8.w</text:span></text:p>
      <text:p text:style-name="P5"><text:span text:style-name="T1"><text:s text:c="4"/>add </text:span><text:span text:style-name="T3">r1.y, -r0.w, c14.z</text:span></text:p>
      <text:p text:style-name="P5"><text:span text:style-name="T1"><text:s text:c="4"/>mul_sat </text:span><text:span text:style-name="T3">r1.x, r1.x, r1.y</text:span></text:p>
      <text:p text:style-name="P5"><text:span text:style-name="T1"><text:s text:c="4"/>add_sat </text:span><text:span text:style-name="T3">o8.w, r0.w, -r1.x</text:span></text:p>
      <text:p text:style-name="P5"><text:span text:style-name="T1"><text:s text:c="4"/>mad </text:span><text:span text:style-name="T3">o1.zw, v3.xyxy, c12.xyxy, c12</text:span></text:p>
      <text:p text:style-name="P5"><text:span text:style-name="T1"><text:s text:c="4"/>mad </text:span><text:span text:style-name="T3">r1.xy, v2, c11, c11.zwzw</text:span></text:p>
      <text:p text:style-name="P5"><text:span text:style-name="T1"><text:s text:c="4"/>mul </text:span><text:span text:style-name="T3">o9.xy, r1, c13</text:span></text:p>
      <text:p text:style-name="P5"><text:span text:style-name="T1"><text:s text:c="4"/>mov </text:span><text:span text:style-name="T3">o1.xy, r1</text:span></text:p>
      <text:p text:style-name="P5"><text:span text:style-name="T1"><text:s text:c="4"/>add </text:span><text:span text:style-name="T3">r1.xyz, r0, -c7</text:span></text:p>
      <text:p text:style-name="P5"><text:span text:style-name="T1"><text:s text:c="4"/>mov </text:span><text:span text:style-name="T3">o3.xyz, r0</text:span></text:p>
      <text:p text:style-name="P5"><text:span text:style-name="T1"><text:s text:c="4"/>dp3 </text:span><text:span text:style-name="T3">r0.x, r1, r1</text:span></text:p>
      <text:p text:style-name="P5"><text:span text:style-name="T1"><text:s text:c="4"/>rsq </text:span><text:span text:style-name="T3">r0.x, r0.x</text:span></text:p>
      <text:p text:style-name="P5"><text:span text:style-name="T1"><text:s text:c="4"/>mul </text:span><text:span text:style-name="T3">o2.xyz, r1, r0.x</text:span></text:p>
      <text:p text:style-name="P5"><text:span text:style-name="T1"><text:s text:c="4"/>mov </text:span><text:span text:style-name="T3">o7, c14.zzww</text:span></text:p>
      <text:p text:style-name="P5"><text:span text:style-name="T1"><text:s text:c="4"/>mov </text:span><text:span text:style-name="T3">o8.xyz, c9</text:span></text:p>
      <text:p text:style-name="P4"/>
      <text:p text:style-name="P6">// approximately 38 instruction slots used</text:p>
      <text:p text:style-name="P9"/>
      <text:p text:style-name="P9">pixel shader</text:p>
      <text:p text:style-name="P4"><text:s text:c="4"/>ps_3_0</text:p>
      <text:p text:style-name="P5"><text:span text:style-name="T1"><text:s text:c="4"/>def </text:span><text:span text:style-name="T3">c10, </text:span><text:span text:style-name="T5">2</text:span><text:span text:style-name="T3">, </text:span><text:span text:style-name="T5">-1</text:span><text:span text:style-name="T3">, </text:span><text:span text:style-name="T5">1</text:span><text:span text:style-name="T3">, </text:span><text:span text:style-name="T5">0.5</text:span></text:p>
      <text:p text:style-name="P5"><text:span text:style-name="T1"><text:s text:c="4"/>def </text:span><text:span text:style-name="T3">c11, </text:span><text:span text:style-name="T5">0</text:span><text:span text:style-name="T3">, </text:span><text:span text:style-name="T5">32</text:span><text:span text:style-name="T3">, </text:span><text:span text:style-name="T5">0</text:span><text:span text:style-name="T3">, </text:span><text:span text:style-name="T5">0</text:span></text:p>
      <text:p text:style-name="P5"><text:span text:style-name="T1"><text:s text:c="4"/>dcl_texcoord </text:span><text:span text:style-name="T3">v0.xy</text:span></text:p>
      <text:p text:style-name="P5"><text:span text:style-name="T1"><text:s text:c="4"/>dcl_texcoord1 </text:span><text:span text:style-name="T3">v1.xyz</text:span></text:p>
      <text:p text:style-name="P5"><text:span text:style-name="T1"><text:s text:c="4"/>dcl_texcoord2 </text:span><text:span text:style-name="T3">v2.xyz</text:span></text:p>
      <text:p text:style-name="P5"><text:span text:style-name="T1"><text:s text:c="4"/>dcl_texcoord3 </text:span><text:span text:style-name="T3">v3.xyz</text:span></text:p>
      <text:p text:style-name="P5"><text:span text:style-name="T1"><text:s text:c="4"/>dcl_texcoord4 </text:span><text:span text:style-name="T3">v4.xyz</text:span></text:p>
      <text:p text:style-name="P5"><text:span text:style-name="T1"><text:s text:c="4"/>dcl_texcoord5 </text:span><text:span text:style-name="T3">v5.xyz</text:span></text:p>
      <text:p text:style-name="P5"><text:span text:style-name="T1"><text:s text:c="4"/>dcl_texcoord8 </text:span><text:span text:style-name="T3">v6</text:span></text:p>
      <text:p text:style-name="P5"><text:span text:style-name="T1"><text:s text:c="4"/>dcl_texcoord9 </text:span><text:span text:style-name="T3">v7.xy</text:span></text:p>
      <text:p text:style-name="P5"><text:span text:style-name="T1"><text:s text:c="4"/>dcl_2d </text:span><text:span text:style-name="T3">s0</text:span></text:p>
      <text:p text:style-name="P5"><text:span text:style-name="T1"><text:s text:c="4"/>dcl_2d </text:span><text:span text:style-name="T3">s1</text:span></text:p>
      <text:p text:style-name="P5"><text:span text:style-name="T1"><text:s text:c="4"/>add </text:span><text:span text:style-name="T3">r0.xyz, c2, -v2</text:span></text:p>
      <text:p text:style-name="P5"><text:span text:style-name="T1"><text:s text:c="4"/>dp3 </text:span><text:span text:style-name="T3">r0.w, r0, r0</text:span></text:p>
      <text:p text:style-name="P5"><text:span text:style-name="T1"><text:s text:c="4"/>mov </text:span><text:span text:style-name="T3">r1.z, c10.z</text:span></text:p>
      <text:p text:style-name="P5"><text:span text:style-name="T1"><text:s text:c="4"/>mad </text:span><text:span text:style-name="T3">r1.x, r0.w, -c2.w, r1.z</text:span></text:p>
      <text:p text:style-name="P5"><text:span text:style-name="T1"><text:s text:c="4"/>rsq </text:span><text:span text:style-name="T3">r0.w, r0.w</text:span></text:p>
      <text:p text:style-name="P5"><text:span text:style-name="T1"><text:s text:c="4"/>max </text:span><text:span text:style-name="T3">r2.x, r1.x, c11.x</text:span></text:p>
      <text:p text:style-name="P5"><text:span text:style-name="T1"><text:s text:c="4"/>add_sat </text:span><text:span text:style-name="T3">r1.x, r2.x, r2.x</text:span></text:p>
      <text:p text:style-name="P5"><text:span text:style-name="T1"><text:s text:c="4"/>mul </text:span><text:span text:style-name="T3">r1.xyw, r1.x, c3.xyzz</text:span></text:p>
      <text:p text:style-name="P5"><text:span text:style-name="T1"><text:s text:c="4"/>mul </text:span><text:span text:style-name="T3">r2.xyz, r1.xyww, c8</text:span></text:p>
      <text:p text:style-name="P5"><text:span text:style-name="T1"><text:s text:c="4"/>nrm </text:span><text:span text:style-name="T3">r3.xyz, v1</text:span></text:p>
      <text:p text:style-name="P5"><text:span text:style-name="T1"><text:s text:c="4"/>mad </text:span><text:span text:style-name="T3">r4.xyz, r0, r0.w, -r3</text:span></text:p>
      <text:p text:style-name="P5"><text:span text:style-name="T1"><text:s text:c="4"/>mul </text:span><text:span text:style-name="T3">r0.xyz, r0, r0.w</text:span></text:p>
      <text:p text:style-name="P5"><text:span text:style-name="T1"><text:s text:c="4"/>nrm </text:span><text:span text:style-name="T3">r5.xyz, r4</text:span></text:p>
      <text:p text:style-name="P5"><text:span text:style-name="T1"><text:s text:c="4"/>texld </text:span><text:span text:style-name="T3">r4, v7, s1</text:span></text:p>
      <text:p text:style-name="P5"><text:soft-page-break/><text:span text:style-name="T1"><text:s text:c="4"/>mad </text:span><text:span text:style-name="T3">r4.xy, r4.wyzw, c10.x, c10.y</text:span></text:p>
      <text:p text:style-name="P5"><text:span text:style-name="T1"><text:s text:c="4"/>mul </text:span><text:span text:style-name="T3">r6.xyz, r4.y, v4</text:span></text:p>
      <text:p text:style-name="P5"><text:span text:style-name="T1"><text:s text:c="4"/>mad </text:span><text:span text:style-name="T3">r6.xyz, r4.x, v3, r6</text:span></text:p>
      <text:p text:style-name="P5"><text:span text:style-name="T1"><text:s text:c="4"/>dp2add </text:span><text:span text:style-name="T3">r0.w, r4, -r4, c10.z</text:span></text:p>
      <text:p text:style-name="P5"><text:span text:style-name="T1"><text:s text:c="4"/>rsq </text:span><text:span text:style-name="T3">r0.w, r0.w</text:span></text:p>
      <text:p text:style-name="P5"><text:span text:style-name="T1"><text:s text:c="4"/>rcp </text:span><text:span text:style-name="T3">r0.w, r0.w</text:span></text:p>
      <text:p text:style-name="P5"><text:span text:style-name="T1"><text:s text:c="4"/>mad </text:span><text:span text:style-name="T3">r4.xyz, r0.w, v5, r6</text:span></text:p>
      <text:p text:style-name="P5"><text:span text:style-name="T1"><text:s text:c="4"/>dp3_sat </text:span><text:span text:style-name="T3">r0.w, r4, r5</text:span></text:p>
      <text:p text:style-name="P5"><text:span text:style-name="T1"><text:s text:c="4"/>pow_sat </text:span><text:span text:style-name="T3">r2.w, r0.w, c11.y</text:span></text:p>
      <text:p text:style-name="P5"><text:span text:style-name="T1"><text:s text:c="4"/>mul </text:span><text:span text:style-name="T3">r2.xyz, r2, r2.w</text:span></text:p>
      <text:p text:style-name="P5"><text:span text:style-name="T1"><text:s text:c="4"/>mul </text:span><text:span text:style-name="T3">r5.xyz, r2, c3.w</text:span></text:p>
      <text:p text:style-name="P5"><text:span text:style-name="T1"><text:s text:c="4"/>add </text:span><text:span text:style-name="T3">r6.xyz, c0, -v2</text:span></text:p>
      <text:p text:style-name="P5"><text:span text:style-name="T1"><text:s text:c="4"/>dp3 </text:span><text:span text:style-name="T3">r0.w, r6, r6</text:span></text:p>
      <text:p text:style-name="P5"><text:span text:style-name="T1"><text:s text:c="4"/>rsq </text:span><text:span text:style-name="T3">r2.w, r0.w</text:span></text:p>
      <text:p text:style-name="P5"><text:span text:style-name="T1"><text:s text:c="4"/>mad </text:span><text:span text:style-name="T3">r0.w, r0.w, -c0.w, r1.z</text:span></text:p>
      <text:p text:style-name="P5"><text:span text:style-name="T1"><text:s text:c="4"/>max </text:span><text:span text:style-name="T3">r3.w, r0.w, c11.x</text:span></text:p>
      <text:p text:style-name="P5"><text:span text:style-name="T1"><text:s text:c="4"/>add_sat </text:span><text:span text:style-name="T3">r0.w, r3.w, r3.w</text:span></text:p>
      <text:p text:style-name="P5"><text:span text:style-name="T1"><text:s text:c="4"/>mul </text:span><text:span text:style-name="T3">r7.xyz, r0.w, c1</text:span></text:p>
      <text:p text:style-name="P5"><text:span text:style-name="T1"><text:s text:c="4"/>mad </text:span><text:span text:style-name="T3">r8.xyz, r6, r2.w, -r3</text:span></text:p>
      <text:p text:style-name="P5"><text:span text:style-name="T1"><text:s text:c="4"/>mul </text:span><text:span text:style-name="T3">r6.xyz, r6, r2.w</text:span></text:p>
      <text:p text:style-name="P5"><text:span text:style-name="T1"><text:s text:c="4"/>dp3_sat </text:span><text:span text:style-name="T3">r0.w, r4, r6</text:span></text:p>
      <text:p text:style-name="P5"><text:span text:style-name="T1"><text:s text:c="4"/>mul </text:span><text:span text:style-name="T3">r6.xyz, r7, r0.w</text:span></text:p>
      <text:p text:style-name="P5"><text:span text:style-name="T1"><text:s text:c="4"/>mul </text:span><text:span text:style-name="T3">r7.xyz, r7, c8</text:span></text:p>
      <text:p text:style-name="P5"><text:span text:style-name="T1"><text:s text:c="4"/>nrm </text:span><text:span text:style-name="T3">r9.xyz, r8</text:span></text:p>
      <text:p text:style-name="P5"><text:span text:style-name="T1"><text:s text:c="4"/>dp3_sat </text:span><text:span text:style-name="T3">r0.w, r4, r9</text:span></text:p>
      <text:p text:style-name="P5"><text:span text:style-name="T1"><text:s text:c="4"/>pow_sat </text:span><text:span text:style-name="T3">r2.w, r0.w, c11.y</text:span></text:p>
      <text:p text:style-name="P5"><text:span text:style-name="T1"><text:s text:c="4"/>mul </text:span><text:span text:style-name="T3">r7.xyz, r7, r2.w</text:span></text:p>
      <text:p text:style-name="P5"><text:span text:style-name="T1"><text:s text:c="4"/>mad </text:span><text:span text:style-name="T3">r5.xyz, r7, c1.w, r5</text:span></text:p>
      <text:p text:style-name="P5"><text:span text:style-name="T1"><text:s text:c="4"/>add </text:span><text:span text:style-name="T3">r8.xyz, c4, -v2</text:span></text:p>
      <text:p text:style-name="P5"><text:span text:style-name="T1"><text:s text:c="4"/>dp3 </text:span><text:span text:style-name="T3">r0.w, r8, r8</text:span></text:p>
      <text:p text:style-name="P5"><text:span text:style-name="T1"><text:s text:c="4"/>rsq </text:span><text:span text:style-name="T3">r2.w, r0.w</text:span></text:p>
      <text:p text:style-name="P5"><text:span text:style-name="T1"><text:s text:c="4"/>mad </text:span><text:span text:style-name="T3">r0.w, r0.w, -c4.w, r1.z</text:span></text:p>
      <text:p text:style-name="P5"><text:span text:style-name="T1"><text:s text:c="4"/>max </text:span><text:span text:style-name="T3">r3.w, r0.w, c11.x</text:span></text:p>
      <text:p text:style-name="P5"><text:span text:style-name="T1"><text:s text:c="4"/>add_sat </text:span><text:span text:style-name="T3">r0.w, r3.w, r3.w</text:span></text:p>
      <text:p text:style-name="P5"><text:span text:style-name="T1"><text:s text:c="4"/>mul </text:span><text:span text:style-name="T3">r9.xyz, r0.w, c5</text:span></text:p>
      <text:p text:style-name="P5"><text:span text:style-name="T1"><text:s text:c="4"/>mad </text:span><text:span text:style-name="T3">r3.xyz, r8, r2.w, -r3</text:span></text:p>
      <text:p text:style-name="P5"><text:span text:style-name="T1"><text:s text:c="4"/>mul </text:span><text:span text:style-name="T3">r8.xyz, r8, r2.w</text:span></text:p>
      <text:p text:style-name="P5"><text:span text:style-name="T1"><text:s text:c="4"/>dp3_sat </text:span><text:span text:style-name="T3">r0.w, r4, r8</text:span></text:p>
      <text:p text:style-name="P5"><text:span text:style-name="T1"><text:s text:c="4"/>mul </text:span><text:span text:style-name="T3">r8.xyz, r9, r0.w</text:span></text:p>
      <text:p text:style-name="P5"><text:span text:style-name="T1"><text:s text:c="4"/>mul </text:span><text:span text:style-name="T3">r9.xyz, r9, c8</text:span></text:p>
      <text:p text:style-name="P5"><text:span text:style-name="T1"><text:s text:c="4"/>nrm </text:span><text:span text:style-name="T3">r10.xyz, r3</text:span></text:p>
      <text:p text:style-name="P5"><text:span text:style-name="T1"><text:s text:c="4"/>dp3_sat </text:span><text:span text:style-name="T3">r0.w, r4, r10</text:span></text:p>
      <text:p text:style-name="P5"><text:span text:style-name="T1"><text:s text:c="4"/>pow_sat </text:span><text:span text:style-name="T3">r2.w, r0.w, c11.y</text:span></text:p>
      <text:p text:style-name="P5"><text:span text:style-name="T1"><text:s text:c="4"/>mul </text:span><text:span text:style-name="T3">r3.xyz, r9, r2.w</text:span></text:p>
      <text:p text:style-name="P5"><text:span text:style-name="T1"><text:s text:c="4"/>mad </text:span><text:span text:style-name="T3">r5.xyz, r3, c5.w, r5</text:span></text:p>
      <text:p text:style-name="P5"><text:span text:style-name="T1"><text:s text:c="4"/>add </text:span><text:span text:style-name="T3">r0.w, r1.z, -c3.w</text:span></text:p>
      <text:p text:style-name="P5"><text:span text:style-name="T1"><text:s text:c="4"/>mul </text:span><text:span text:style-name="T3">r2.xyz, r2, r0.w</text:span></text:p>
      <text:p text:style-name="P5"><text:span text:style-name="T1"><text:s text:c="4"/>add </text:span><text:span text:style-name="T3">r2.w, r1.z, -c1.w</text:span></text:p>
      <text:p text:style-name="P5"><text:span text:style-name="T1"><text:s text:c="4"/>mad </text:span><text:span text:style-name="T3">r2.xyz, r7, r2.w, r2</text:span></text:p>
      <text:p text:style-name="P5"><text:span text:style-name="T1"><text:s text:c="4"/>add </text:span><text:span text:style-name="T3">r1.z, r1.z, -c5.w</text:span></text:p>
      <text:p text:style-name="P5"><text:span text:style-name="T1"><text:s text:c="4"/>mad </text:span><text:span text:style-name="T3">r2.xyz, r3, r1.z, r2</text:span></text:p>
      <text:p text:style-name="P5"><text:span text:style-name="T1"><text:s text:c="4"/>add </text:span><text:span text:style-name="T3">r2.xyz, r2, r2</text:span></text:p>
      <text:p text:style-name="P5"><text:span text:style-name="T1"><text:s text:c="4"/>mad </text:span><text:span text:style-name="T3">r2.xyz, r5, c10.x, r2</text:span></text:p>
      <text:p text:style-name="P5"><text:span text:style-name="T1"><text:s text:c="4"/>dp3_sat </text:span><text:span text:style-name="T3">r0.x, r4, r0</text:span></text:p>
      <text:p text:style-name="P5"><text:span text:style-name="T1"><text:s text:c="4"/>mad </text:span><text:span text:style-name="T3">r0.y, r4.y, c10.w, c10.w</text:span></text:p>
      <text:p text:style-name="P5"><text:span text:style-name="T1"><text:s text:c="4"/>mul </text:span><text:span text:style-name="T3">r1.xyw, r1, r0.x</text:span></text:p>
      <text:p text:style-name="P5"><text:span text:style-name="T1"><text:s text:c="4"/>mul </text:span><text:span text:style-name="T3">r0.xzw, r0.w, r1.xyyw</text:span></text:p>
      <text:p text:style-name="P5"><text:span text:style-name="T1"><text:s text:c="4"/>mul </text:span><text:span text:style-name="T3">r1.xyw, r1, c3.w</text:span></text:p>
      <text:p text:style-name="P5"><text:soft-page-break/><text:span text:style-name="T1"><text:s text:c="4"/>mad </text:span><text:span text:style-name="T3">r1.xyw, r6.xyzz, c1.w, r1</text:span></text:p>
      <text:p text:style-name="P5"><text:span text:style-name="T1"><text:s text:c="4"/>mad </text:span><text:span text:style-name="T3">r0.xzw, r6.xyyz, r2.w, r0</text:span></text:p>
      <text:p text:style-name="P5"><text:span text:style-name="T1"><text:s text:c="4"/>mad </text:span><text:span text:style-name="T3">r0.xzw, r8.xyyz, r1.z, r0</text:span></text:p>
      <text:p text:style-name="P5"><text:span text:style-name="T1"><text:s text:c="4"/>mad </text:span><text:span text:style-name="T3">r1.xyz, r8, c5.w, r1.xyww</text:span></text:p>
      <text:p text:style-name="P5"><text:span text:style-name="T1"><text:s text:c="4"/>add </text:span><text:span text:style-name="T3">r0.xzw, r0, r0</text:span></text:p>
      <text:p text:style-name="P5"><text:span text:style-name="T1"><text:s text:c="4"/>mad </text:span><text:span text:style-name="T3">r0.xzw, r1.xyyz, c10.x, r0</text:span></text:p>
      <text:p text:style-name="P5"><text:span text:style-name="T1"><text:s text:c="4"/>mov </text:span><text:span text:style-name="T3">r1.xyz, c7</text:span></text:p>
      <text:p text:style-name="P5"><text:span text:style-name="T1"><text:s text:c="4"/>add </text:span><text:span text:style-name="T3">r1.xyz, -r1, c6</text:span></text:p>
      <text:p text:style-name="P5"><text:span text:style-name="T1"><text:s text:c="4"/>mad </text:span><text:span text:style-name="T3">r1.xyz, r0.y, r1, c7</text:span></text:p>
      <text:p text:style-name="P5"><text:span text:style-name="T1"><text:s text:c="4"/>add </text:span><text:span text:style-name="T3">r0.xyz, r0.xzww, r1</text:span></text:p>
      <text:p text:style-name="P5"><text:span text:style-name="T1"><text:s text:c="4"/>mov </text:span><text:span text:style-name="T3">r0.w, c8.w</text:span></text:p>
      <text:p text:style-name="P5"><text:span text:style-name="T1"><text:s text:c="4"/>mad </text:span><text:span text:style-name="T3">r0.xyz, c9, r0.w, r0</text:span></text:p>
      <text:p text:style-name="P5"><text:span text:style-name="T1"><text:s text:c="4"/>texld </text:span><text:span text:style-name="T3">r1, v0, s0</text:span></text:p>
      <text:p text:style-name="P5"><text:span text:style-name="T1"><text:s text:c="4"/>mad </text:span><text:span text:style-name="T3">r0.xyz, r1, r0, r2</text:span></text:p>
      <text:p text:style-name="P5"><text:span text:style-name="T1"><text:s text:c="4"/>mov </text:span><text:span text:style-name="T3">oC0.w, r1.w</text:span></text:p>
      <text:p text:style-name="P5"><text:span text:style-name="T1"><text:s text:c="4"/>add </text:span><text:span text:style-name="T3">r0.xyz, r0, -v6</text:span></text:p>
      <text:p text:style-name="P5"><text:span text:style-name="T1"><text:s text:c="4"/>mad </text:span><text:span text:style-name="T3">oC0.xyz, v6.w, r0, v6</text:span></text:p>
      <text:p text:style-name="P4"/>
      <text:p text:style-name="P6">// approximately 104 instruction slots used (2 texture, 102 arithmetic)</text:p>
      <text:p text:style-name="P6"/>
      <text:p text:style-name="P6"/>
      <text:p text:style-name="P7">Animated meshes</text:p>
      <text:p text:style-name="P7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 table:number-columns-repeated="2"/>
        <table:table-row table:style-name="Table2.1">
          <table:table-cell table:style-name="Table2.A1" office:value-type="string">
            <text:p text:style-name="P8">Stream</text:p>
          </table:table-cell>
          <table:table-cell table:style-name="Table2.B1" office:value-type="string">
            <text:p text:style-name="P8">Offset</text:p>
          </table:table-cell>
          <table:table-cell table:style-name="Table2.B1" office:value-type="string">
            <text:p text:style-name="P8">Type</text:p>
          </table:table-cell>
          <table:table-cell table:style-name="Table2.B1" office:value-type="string">
            <text:p text:style-name="P8">Usage</text:p>
          </table:table-cell>
          <table:table-cell table:style-name="Table2.A1" office:value-type="string">
            <text:p text:style-name="P8">Meaning</text:p>
          </table:table-cell>
          <table:table-cell table:style-name="Table2.B1" office:value-type="string">
            <text:p text:style-name="P8">Format</text:p>
          </table:table-cell>
        </table:table-row>
        <table:table-row table:style-name="Table2.1">
          <table:table-cell table:style-name="Table2.A1" office:value-type="string">
            <text:p text:style-name="P8">0</text:p>
          </table:table-cell>
          <table:table-cell table:style-name="Table2.B1" office:value-type="string">
            <text:p text:style-name="P8">0</text:p>
          </table:table-cell>
          <table:table-cell table:style-name="Table2.B1" office:value-type="string">
            <text:p text:style-name="P8">FLOAT3</text:p>
          </table:table-cell>
          <table:table-cell table:style-name="Table2.B1" office:value-type="string">
            <text:p text:style-name="P8">POSITION</text:p>
          </table:table-cell>
          <table:table-cell table:style-name="Table2.A1" office:value-type="string">
            <text:p text:style-name="P8">XYZ</text:p>
          </table:table-cell>
          <table:table-cell table:style-name="Table2.B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8">0</text:p>
          </table:table-cell>
          <table:table-cell table:style-name="Table2.B1" office:value-type="string">
            <text:p text:style-name="P8">12</text:p>
          </table:table-cell>
          <table:table-cell table:style-name="Table2.B1" office:value-type="string">
            <text:p text:style-name="P8">D3DCOLOR</text:p>
          </table:table-cell>
          <table:table-cell table:style-name="Table2.B1" office:value-type="string">
            <text:p text:style-name="P8">COLOR</text:p>
          </table:table-cell>
          <table:table-cell table:style-name="Table2.A1" office:value-type="string">
            <text:p text:style-name="P8">Vertex normal (xyzw)</text:p>
          </table:table-cell>
          <table:table-cell table:style-name="Table2.B1" office:value-type="string">
            <text:p text:style-name="P8">0 to 128 = -1.0 to 0.0</text:p>
            <text:p text:style-name="P8">128 to 255 = 0.0 to 1.0</text:p>
          </table:table-cell>
        </table:table-row>
        <table:table-row table:style-name="Table2.1">
          <table:table-cell table:style-name="Table2.A1" office:value-type="string">
            <text:p text:style-name="P8">0</text:p>
          </table:table-cell>
          <table:table-cell table:style-name="Table2.B1" office:value-type="string">
            <text:p text:style-name="P8">16</text:p>
          </table:table-cell>
          <table:table-cell table:style-name="Table2.B1" office:value-type="string">
            <text:p text:style-name="P8">D3DCOLOR</text:p>
          </table:table-cell>
          <table:table-cell table:style-name="Table2.B1" office:value-type="string">
            <text:p text:style-name="P8">COLOR</text:p>
          </table:table-cell>
          <table:table-cell table:style-name="Table2.A1" office:value-type="string">
            <text:p text:style-name="P8">Unknown</text:p>
          </table:table-cell>
          <table:table-cell table:style-name="Table2.B1" office:value-type="string">
            <text:p text:style-name="P8">0 to 255 = 0.0 to 1.0</text:p>
          </table:table-cell>
        </table:table-row>
        <table:table-row table:style-name="Table2.1">
          <table:table-cell table:style-name="Table2.A1" office:value-type="string">
            <text:p text:style-name="P8">0</text:p>
          </table:table-cell>
          <table:table-cell table:style-name="Table2.B1" office:value-type="string">
            <text:p text:style-name="P8">20</text:p>
          </table:table-cell>
          <table:table-cell table:style-name="Table2.B1" office:value-type="string">
            <text:p text:style-name="P8">SHORT2N</text:p>
          </table:table-cell>
          <table:table-cell table:style-name="Table2.B1" office:value-type="string">
            <text:p text:style-name="P8">TEXCOORD</text:p>
          </table:table-cell>
          <table:table-cell table:style-name="Table2.A1" office:value-type="string">
            <text:p text:style-name="P8">Channel 0 uv</text:p>
          </table:table-cell>
          <table:table-cell table:style-name="Table2.B1" office:value-type="string">
            <text:p text:style-name="P8">0 to 32768 = 0.0 to 1.0</text:p>
          </table:table-cell>
        </table:table-row>
        <table:table-row table:style-name="Table2.1">
          <table:table-cell table:style-name="Table2.A1" office:value-type="string">
            <text:p text:style-name="P8">0</text:p>
          </table:table-cell>
          <table:table-cell table:style-name="Table2.B1" office:value-type="string">
            <text:p text:style-name="P8">24</text:p>
          </table:table-cell>
          <table:table-cell table:style-name="Table2.B1" office:value-type="string">
            <text:p text:style-name="P8">SHORT2N</text:p>
          </table:table-cell>
          <table:table-cell table:style-name="Table2.B1" office:value-type="string">
            <text:p text:style-name="P8">TEXCOORD</text:p>
          </table:table-cell>
          <table:table-cell table:style-name="Table2.A1" office:value-type="string">
            <text:p text:style-name="P8">Channel 1 uv</text:p>
          </table:table-cell>
          <table:table-cell table:style-name="Table2.B1" office:value-type="string">
            <text:p text:style-name="P8">0 to 32768 = 0.0 to 1.0</text:p>
          </table:table-cell>
        </table:table-row>
        <table:table-row table:style-name="Table2.1">
          <table:table-cell table:style-name="Table2.A1" office:value-type="string">
            <text:p text:style-name="P8">0</text:p>
          </table:table-cell>
          <table:table-cell table:style-name="Table2.B1" office:value-type="string">
            <text:p text:style-name="P8">28</text:p>
          </table:table-cell>
          <table:table-cell table:style-name="Table2.B1" office:value-type="string">
            <text:p text:style-name="P8">D3DCOLOR</text:p>
          </table:table-cell>
          <table:table-cell table:style-name="Table2.B1" office:value-type="string">
            <text:p text:style-name="P8">BLENDWEIGHT</text:p>
          </table:table-cell>
          <table:table-cell table:style-name="Table2.A1" office:value-type="string">
            <text:p text:style-name="P8">Blendweight </text:p>
          </table:table-cell>
          <table:table-cell table:style-name="Table2.B1" office:value-type="string">
            <text:p text:style-name="P8">0 to 255 = 0.0 to 1.0</text:p>
          </table:table-cell>
        </table:table-row>
        <table:table-row table:style-name="Table2.1">
          <table:table-cell table:style-name="Table2.A8" office:value-type="string">
            <text:p text:style-name="P8">2</text:p>
          </table:table-cell>
          <table:table-cell table:style-name="Table2.B8" office:value-type="string">
            <text:p text:style-name="P8">0</text:p>
          </table:table-cell>
          <table:table-cell table:style-name="Table2.B8" office:value-type="string">
            <text:p text:style-name="P8">D3DCOLOR</text:p>
          </table:table-cell>
          <table:table-cell table:style-name="Table2.B8" office:value-type="string">
            <text:p text:style-name="P8">BLENDWEIGHT</text:p>
          </table:table-cell>
          <table:table-cell table:style-name="Table2.A8" office:value-type="string">
            <text:p text:style-name="P8">Blendweight </text:p>
          </table:table-cell>
          <table:table-cell table:style-name="Table2.B8" office:value-type="string">
            <text:p text:style-name="P8">0 to 255 = 0.0 to 1.0</text:p>
          </table:table-cell>
        </table:table-row>
        <table:table-row table:style-name="Table2.1">
          <table:table-cell table:style-name="Table2.A8" office:value-type="string">
            <text:p text:style-name="P8">2</text:p>
          </table:table-cell>
          <table:table-cell table:style-name="Table2.B8" office:value-type="string">
            <text:p text:style-name="P8">4</text:p>
          </table:table-cell>
          <table:table-cell table:style-name="Table2.B8" office:value-type="string">
            <text:p text:style-name="P8">D3DCOLOR</text:p>
          </table:table-cell>
          <table:table-cell table:style-name="Table2.B8" office:value-type="string">
            <text:p text:style-name="P8">BLENDWEIGHT</text:p>
          </table:table-cell>
          <table:table-cell table:style-name="Table2.A8" office:value-type="string">
            <text:p text:style-name="P8">BLENDINDICES </text:p>
          </table:table-cell>
          <table:table-cell table:style-name="Table2.B8" office:value-type="string">
            <text:p text:style-name="P8">0 to 255 = 0.0 to 1.0</text:p>
          </table:table-cell>
        </table:table-row>
      </table:table>
      <text:p text:style-name="Standard"/>
      <text:p text:style-name="Standard">Vertex shader</text:p>
      <text:p text:style-name="P10"><text:s text:c="4"/>vs_3_0</text:p>
      <text:p text:style-name="P10"><text:s text:c="4"/>def <text:span text:style-name="T2">c242, </text:span><text:span text:style-name="T4">2</text:span><text:span text:style-name="T2">, </text:span><text:span text:style-name="T4">-1</text:span><text:span text:style-name="T2">, </text:span><text:span text:style-name="T4">765.005859</text:span><text:span text:style-name="T2">, </text:span><text:span text:style-name="T4">-0</text:span></text:p>
      <text:p text:style-name="P10"><text:s text:c="4"/>def <text:span text:style-name="T2">c243, </text:span><text:span text:style-name="T4">-0.159154937</text:span><text:span text:style-name="T2">, </text:span><text:span text:style-name="T4">0.5</text:span><text:span text:style-name="T2">, </text:span><text:span text:style-name="T4">6.28318548</text:span><text:span text:style-name="T2">, </text:span><text:span text:style-name="T4">-3.14159274</text:span></text:p>
      <text:p text:style-name="P10"><text:s text:c="4"/>dcl_position <text:span text:style-name="T2">v0</text:span></text:p>
      <text:p text:style-name="P10"><text:s text:c="4"/>dcl_blendweight <text:span text:style-name="T2">v1</text:span></text:p>
      <text:p text:style-name="P10"><text:s text:c="4"/>dcl_blendweight1 <text:span text:style-name="T2">v2</text:span></text:p>
      <text:p text:style-name="P10"><text:soft-page-break/><text:s text:c="4"/>dcl_blendindices <text:span text:style-name="T2">v3</text:span></text:p>
      <text:p text:style-name="P10"><text:s text:c="4"/>dcl_texcoord <text:span text:style-name="T2">v4</text:span></text:p>
      <text:p text:style-name="P10"><text:s text:c="4"/>dcl_texcoord1 <text:span text:style-name="T2">v5</text:span></text:p>
      <text:p text:style-name="P10"><text:s text:c="4"/>dcl_color <text:span text:style-name="T2">v6</text:span></text:p>
      <text:p text:style-name="P10"><text:s text:c="4"/>dcl_color1 <text:span text:style-name="T2">v7</text:span></text:p>
      <text:p text:style-name="P10"><text:s text:c="4"/>dcl_position <text:span text:style-name="T2">o0</text:span></text:p>
      <text:p text:style-name="P10"><text:s text:c="4"/>dcl_texcoord <text:span text:style-name="T2">o1</text:span></text:p>
      <text:p text:style-name="P10"><text:s text:c="4"/>dcl_texcoord1 <text:span text:style-name="T2">o2.xyz</text:span></text:p>
      <text:p text:style-name="P10"><text:s text:c="4"/>dcl_texcoord2 <text:span text:style-name="T2">o3.xyz</text:span></text:p>
      <text:p text:style-name="P10"><text:s text:c="4"/>dcl_texcoord3 <text:span text:style-name="T2">o4.xyz</text:span></text:p>
      <text:p text:style-name="P10"><text:s text:c="4"/>dcl_texcoord4 <text:span text:style-name="T2">o5.xyz</text:span></text:p>
      <text:p text:style-name="P10"><text:s text:c="4"/>dcl_texcoord5 <text:span text:style-name="T2">o6.xyz</text:span></text:p>
      <text:p text:style-name="P10"><text:s text:c="4"/>dcl_texcoord6 <text:span text:style-name="T2">o7</text:span></text:p>
      <text:p text:style-name="P10"><text:s text:c="4"/>dcl_texcoord8 <text:span text:style-name="T2">o8</text:span></text:p>
      <text:p text:style-name="P10"><text:s text:c="4"/>dcl_texcoord9 <text:span text:style-name="T2">o9.xy</text:span></text:p>
      <text:p text:style-name="P10"><text:s text:c="4"/>mad <text:span text:style-name="T2">r0.xyz, v6.zyxw, c242.x, c242.y</text:span></text:p>
      <text:p text:style-name="P10"><text:s text:c="4"/>mul <text:span text:style-name="T2">r1, c242.z, v3.zyxw</text:span></text:p>
      <text:p text:style-name="P10"><text:s text:c="4"/>mova <text:span text:style-name="T2">a0, r1</text:span></text:p>
      <text:p text:style-name="P10"><text:s text:c="4"/>mul <text:span text:style-name="T2">r1, v1.y, c11[a0.y]</text:span></text:p>
      <text:p text:style-name="P10"><text:s text:c="4"/>mad <text:span text:style-name="T2">r1, v1.z, c11[a0.x], r1</text:span></text:p>
      <text:p text:style-name="P10"><text:s text:c="4"/>mad <text:span text:style-name="T2">r1, v1.x, c11[a0.z], r1</text:span></text:p>
      <text:p text:style-name="P10"><text:s text:c="4"/>mad <text:span text:style-name="T2">r1, v1.w, c11[a0.w], r1</text:span></text:p>
      <text:p text:style-name="P10"><text:s text:c="4"/>dp3 <text:span text:style-name="T2">r2.x, r0, r1</text:span></text:p>
      <text:p text:style-name="P10"><text:s text:c="4"/>mul <text:span text:style-name="T2">r3, v1.y, c12[a0.y]</text:span></text:p>
      <text:p text:style-name="P10"><text:s text:c="4"/>mad <text:span text:style-name="T2">r3, v1.z, c12[a0.x], r3</text:span></text:p>
      <text:p text:style-name="P10"><text:s text:c="4"/>mad <text:span text:style-name="T2">r3, v1.x, c12[a0.z], r3</text:span></text:p>
      <text:p text:style-name="P10"><text:s text:c="4"/>mad <text:span text:style-name="T2">r3, v1.w, c12[a0.w], r3</text:span></text:p>
      <text:p text:style-name="P10"><text:s text:c="4"/>dp3 <text:span text:style-name="T2">r2.y, r0, r3</text:span></text:p>
      <text:p text:style-name="P10"><text:s text:c="4"/>mul <text:span text:style-name="T2">r4, v1.y, c13[a0.y]</text:span></text:p>
      <text:p text:style-name="P10"><text:s text:c="4"/>mad <text:span text:style-name="T2">r4, v1.z, c13[a0.x], r4</text:span></text:p>
      <text:p text:style-name="P10"><text:s text:c="4"/>mad <text:span text:style-name="T2">r4, v1.x, c13[a0.z], r4</text:span></text:p>
      <text:p text:style-name="P10"><text:s text:c="4"/>mad <text:span text:style-name="T2">r4, v1.w, c13[a0.w], r4</text:span></text:p>
      <text:p text:style-name="P10"><text:s text:c="4"/>dp3 <text:span text:style-name="T2">r2.z, r0, r4</text:span></text:p>
      <text:p text:style-name="P10"><text:s text:c="4"/>nrm <text:span text:style-name="T2">r0.xyz, r2</text:span></text:p>
      <text:p text:style-name="P10"><text:s text:c="4"/>dp3 <text:span text:style-name="T2">o6.x, r0, c0</text:span></text:p>
      <text:p text:style-name="P10"><text:s text:c="4"/>dp3 <text:span text:style-name="T2">o6.y, r0, c1</text:span></text:p>
      <text:p text:style-name="P10"><text:s text:c="4"/>dp3 <text:span text:style-name="T2">o6.z, r0, c2</text:span></text:p>
      <text:p text:style-name="P10"><text:s text:c="4"/>mad <text:span text:style-name="T2">r0, v0.xyzx, -c242.yyyw, -c242.wwwy</text:span></text:p>
      <text:p text:style-name="P10"><text:s text:c="4"/>dp4 <text:span text:style-name="T2">r2.x, r0, r1</text:span></text:p>
      <text:p text:style-name="P10"><text:s text:c="4"/>dp4 <text:span text:style-name="T2">r2.y, r0, r3</text:span></text:p>
      <text:p text:style-name="P10"><text:s text:c="4"/>dp4 <text:span text:style-name="T2">r2.z, r0, r4</text:span></text:p>
      <text:p text:style-name="P10"><text:s text:c="4"/>mov <text:span text:style-name="T2">r2.w, -c242.y</text:span></text:p>
      <text:p text:style-name="P10"><text:s text:c="4"/>dp4 <text:span text:style-name="T2">r0.x, r2, c0</text:span></text:p>
      <text:p text:style-name="P10"><text:s text:c="4"/>dp4 <text:span text:style-name="T2">r0.z, r2, c2</text:span></text:p>
      <text:p text:style-name="P10"><text:s text:c="4"/>dp4 <text:span text:style-name="T2">r0.y, r2, c1</text:span></text:p>
      <text:p text:style-name="P10"><text:s text:c="4"/>mov <text:span text:style-name="T2">r0.w, -c242.y</text:span></text:p>
      <text:p text:style-name="P10"><text:s text:c="4"/>dp4 <text:span text:style-name="T2">o0.x, r0, c3</text:span></text:p>
      <text:p text:style-name="P10"><text:s text:c="4"/>dp4 <text:span text:style-name="T2">o0.y, r0, c4</text:span></text:p>
      <text:p text:style-name="P10"><text:s text:c="4"/>dp4 <text:span text:style-name="T2">o0.z, r0, c5</text:span></text:p>
      <text:p text:style-name="P10"><text:s text:c="4"/>dp4 <text:span text:style-name="T2">o0.w, r0, c6</text:span></text:p>
      <text:p text:style-name="P10"><text:s text:c="4"/>dp4 <text:span text:style-name="T2">r0.w, r0, c10</text:span></text:p>
      <text:p text:style-name="P10"><text:s text:c="4"/>mad_sat <text:span text:style-name="T2">r0.w, r0.w, c8.x, c8.y</text:span></text:p>
      <text:p text:style-name="P10"><text:s text:c="4"/>mad <text:span text:style-name="T2">r2.xyz, v7.zyxw, c242.x, c242.y</text:span></text:p>
      <text:p text:style-name="P10"><text:s text:c="4"/>dp3 <text:span text:style-name="T2">r5.x, r2, r1</text:span></text:p>
      <text:p text:style-name="P10"><text:s text:c="4"/>dp3 <text:span text:style-name="T2">r5.y, r2, r3</text:span></text:p>
      <text:p text:style-name="P10"><text:s text:c="4"/>dp3 <text:span text:style-name="T2">r5.z, r2, r4</text:span></text:p>
      <text:p text:style-name="P10"><text:s text:c="4"/>dp3 <text:span text:style-name="T2">o4.x, r5, c0</text:span></text:p>
      <text:p text:style-name="P10"><text:s text:c="4"/>dp3 <text:span text:style-name="T2">o4.y, r5, c1</text:span></text:p>
      <text:p text:style-name="P10"><text:s text:c="4"/>dp3 <text:span text:style-name="T2">o4.z, r5, c2</text:span></text:p>
      <text:p text:style-name="P10"><text:soft-page-break/><text:s text:c="4"/>mad <text:span text:style-name="T2">r2.xyz, v2.zyxw, c242.x, c242.y</text:span></text:p>
      <text:p text:style-name="P10"><text:s text:c="4"/>dp3 <text:span text:style-name="T2">r1.x, r2, r1</text:span></text:p>
      <text:p text:style-name="P10"><text:s text:c="4"/>dp3 <text:span text:style-name="T2">r1.y, r2, r3</text:span></text:p>
      <text:p text:style-name="P10"><text:s text:c="4"/>dp3 <text:span text:style-name="T2">r1.z, r2, r4</text:span></text:p>
      <text:p text:style-name="P10"><text:s text:c="4"/>dp3 <text:span text:style-name="T2">o5.x, r1, c0</text:span></text:p>
      <text:p text:style-name="P10"><text:s text:c="4"/>dp3 <text:span text:style-name="T2">o5.y, r1, c1</text:span></text:p>
      <text:p text:style-name="P10"><text:s text:c="4"/>dp3 <text:span text:style-name="T2">o5.z, r1, c2</text:span></text:p>
      <text:p text:style-name="P10"><text:s text:c="4"/>add <text:span text:style-name="T2">r1.xyz, r0.xzzw, -c236.xyyw</text:span></text:p>
      <text:p text:style-name="P10"><text:s text:c="4"/>mov <text:span text:style-name="T2">r2.z, c237.z</text:span></text:p>
      <text:p text:style-name="P10"><text:s text:c="4"/>mad <text:span text:style-name="T2">r1.w, r2.z, c243.x, c243.y</text:span></text:p>
      <text:p text:style-name="P10"><text:s text:c="4"/>frc <text:span text:style-name="T2">r1.w, r1.w</text:span></text:p>
      <text:p text:style-name="P10"><text:s text:c="4"/>mad <text:span text:style-name="T2">r1.w, r1.w, c243.z, c243.w</text:span></text:p>
      <text:p text:style-name="P10"><text:s text:c="4"/>sincos <text:span text:style-name="T2">r2.xy, r1.w</text:span></text:p>
      <text:p text:style-name="P10"><text:s text:c="4"/>mul <text:span text:style-name="T2">r1.yzw, r1.xxyz, r2.xxyx</text:span></text:p>
      <text:p text:style-name="P10"><text:s text:c="4"/>mad <text:span text:style-name="T2">r2.z, r1.x, -r2.y, r1.w</text:span></text:p>
      <text:p text:style-name="P10"><text:s text:c="4"/>add <text:span text:style-name="T2">r2.x, r1.z, r1.y</text:span></text:p>
      <text:p text:style-name="P10"><text:s text:c="4"/>add <text:span text:style-name="T2">r1.xz, -r2, c236.zyww</text:span></text:p>
      <text:p text:style-name="P10"><text:s text:c="4"/>add <text:span text:style-name="T2">r2.y, r0.y, -c237.x</text:span></text:p>
      <text:p text:style-name="P10"><text:s text:c="4"/>add <text:span text:style-name="T2">r1.y, -r2.y, c237.y</text:span></text:p>
      <text:p text:style-name="P10"><text:s text:c="4"/>min <text:span text:style-name="T2">r1.xyz, r2, r1</text:span></text:p>
      <text:p text:style-name="P10"><text:s text:c="4"/>min <text:span text:style-name="T2">r1.y, r1.z, r1.y</text:span></text:p>
      <text:p text:style-name="P10"><text:s text:c="4"/>min <text:span text:style-name="T2">r1.x, r1.x, r1.y</text:span></text:p>
      <text:p text:style-name="P10"><text:s text:c="4"/>add <text:span text:style-name="T2">r1.x, r1.x, -c237.w</text:span></text:p>
      <text:p text:style-name="P10"><text:s text:c="4"/>mul <text:span text:style-name="T2">r1.x, r1.x, c238.w</text:span></text:p>
      <text:p text:style-name="P10"><text:s text:c="4"/>mad <text:span text:style-name="T2">r1.y, r0.y, c8.z, c8.w</text:span></text:p>
      <text:p text:style-name="P10"><text:s text:c="4"/>add <text:span text:style-name="T2">r1.z, -r0.w, -c242.y</text:span></text:p>
      <text:p text:style-name="P10"><text:s text:c="4"/>mul_sat <text:span text:style-name="T2">r1.y, r1.y, r1.z</text:span></text:p>
      <text:p text:style-name="P10"><text:s text:c="4"/>add_sat <text:span text:style-name="T2">r0.w, r0.w, -r1.y</text:span></text:p>
      <text:p text:style-name="P10"><text:s text:c="4"/>add <text:span text:style-name="T2">r1.y, -r0.w, -c242.y</text:span></text:p>
      <text:p text:style-name="P10"><text:s text:c="4"/>mul_sat <text:span text:style-name="T2">r1.y, -r1.x, r1.y</text:span></text:p>
      <text:p text:style-name="P10"><text:s text:c="4"/>max <text:span text:style-name="T2">r1.x, -r1.x, -c242.w</text:span></text:p>
      <text:p text:style-name="P10"><text:s text:c="4"/>min <text:span text:style-name="T2">o8.w, r0.w, r1.x</text:span></text:p>
      <text:p text:style-name="P10"><text:s text:c="4"/>add <text:span text:style-name="T2">r1.x, -r1.y, -c242.y</text:span></text:p>
      <text:p text:style-name="P10"><text:s text:c="4"/>mov <text:span text:style-name="T2">r2.xyz, c9</text:span></text:p>
      <text:p text:style-name="P10"><text:s text:c="4"/>add <text:span text:style-name="T2">r1.yzw, -r2.xxyz, c238.xxyz</text:span></text:p>
      <text:p text:style-name="P10"><text:s text:c="4"/>mul <text:span text:style-name="T2">r1.xyz, r1.x, r1.yzww</text:span></text:p>
      <text:p text:style-name="P10"><text:s text:c="4"/>mad <text:span text:style-name="T2">o8.xyz, r0.w, r1, c9</text:span></text:p>
      <text:p text:style-name="P10"><text:s text:c="4"/>mad <text:span text:style-name="T2">o1.zw, v5.xyxy, c240.xyxy, c240</text:span></text:p>
      <text:p text:style-name="P10"><text:s text:c="4"/>mad <text:span text:style-name="T2">r1.xy, v4, c239, c239.zwzw</text:span></text:p>
      <text:p text:style-name="P10"><text:s text:c="4"/>mul <text:span text:style-name="T2">o9.xy, r1, c241</text:span></text:p>
      <text:p text:style-name="P10"><text:s text:c="4"/>mov <text:span text:style-name="T2">o1.xy, r1</text:span></text:p>
      <text:p text:style-name="P10"><text:s text:c="4"/>add <text:span text:style-name="T2">r1.xyz, r0, -c7</text:span></text:p>
      <text:p text:style-name="P10"><text:s text:c="4"/>mov <text:span text:style-name="T2">o3.xyz, r0</text:span></text:p>
      <text:p text:style-name="P10"><text:s text:c="4"/>dp3 <text:span text:style-name="T2">r0.x, r1, r1</text:span></text:p>
      <text:p text:style-name="P10"><text:s text:c="4"/>rsq <text:span text:style-name="T2">r0.x, r0.x</text:span></text:p>
      <text:p text:style-name="P10"><text:s text:c="4"/>mul <text:span text:style-name="T2">o2.xyz, r1, r0.x</text:span></text:p>
      <text:p text:style-name="P10"><text:s text:c="4"/>mov <text:span text:style-name="T2">o7, -c242.yyww</text:span></text:p>
      <text:p text:style-name="Preformatted_20_Text"/>
      <text:p text:style-name="P11">// approximately 100 instruction slots used</text:p>
      <text:p text:style-name="Standard">pixel shader</text:p>
      <text:p text:style-name="P10">ps_3_0</text:p>
      <text:p text:style-name="P10"><text:s text:c="4"/>def <text:span text:style-name="T2">c9, </text:span><text:span text:style-name="T4">2</text:span><text:span text:style-name="T2">, </text:span><text:span text:style-name="T4">-1</text:span><text:span text:style-name="T2">, </text:span><text:span text:style-name="T4">1</text:span><text:span text:style-name="T2">, </text:span><text:span text:style-name="T4">0.5</text:span></text:p>
      <text:p text:style-name="P10"><text:s text:c="4"/>def <text:span text:style-name="T2">c10, </text:span><text:span text:style-name="T4">0</text:span><text:span text:style-name="T2">, </text:span><text:span text:style-name="T4">32</text:span><text:span text:style-name="T2">, </text:span><text:span text:style-name="T4">0</text:span><text:span text:style-name="T2">, </text:span><text:span text:style-name="T4">0</text:span></text:p>
      <text:p text:style-name="P10"><text:s text:c="4"/>dcl_texcoord <text:span text:style-name="T2">v0.xy</text:span></text:p>
      <text:p text:style-name="P10"><text:s text:c="4"/>dcl_texcoord1 <text:span text:style-name="T2">v1.xyz</text:span></text:p>
      <text:p text:style-name="P10"><text:s text:c="4"/>dcl_texcoord2 <text:span text:style-name="T2">v2.xyz</text:span></text:p>
      <text:p text:style-name="P10"><text:s text:c="4"/>dcl_texcoord3 <text:span text:style-name="T2">v3.xyz</text:span></text:p>
      <text:p text:style-name="P10"><text:s text:c="4"/>dcl_texcoord4 <text:span text:style-name="T2">v4.xyz</text:span></text:p>
      <text:p text:style-name="P10"><text:soft-page-break/><text:s text:c="4"/>dcl_texcoord5 <text:span text:style-name="T2">v5.xyz</text:span></text:p>
      <text:p text:style-name="P10"><text:s text:c="4"/>dcl_texcoord8 <text:span text:style-name="T2">v6</text:span></text:p>
      <text:p text:style-name="P10"><text:s text:c="4"/>dcl_texcoord9 <text:span text:style-name="T2">v7.xy</text:span></text:p>
      <text:p text:style-name="P10"><text:s text:c="4"/>dcl_2d <text:span text:style-name="T2">s0</text:span></text:p>
      <text:p text:style-name="P10"><text:s text:c="4"/>dcl_2d <text:span text:style-name="T2">s1</text:span></text:p>
      <text:p text:style-name="P10"><text:s text:c="4"/>dcl_2d <text:span text:style-name="T2">s2</text:span></text:p>
      <text:p text:style-name="P10"><text:s text:c="4"/>texld <text:span text:style-name="T2">r0, v7, s1</text:span></text:p>
      <text:p text:style-name="P10"><text:s text:c="4"/>mad <text:span text:style-name="T2">r0.xy, r0.wyzw, c9.x, c9.y</text:span></text:p>
      <text:p text:style-name="P10"><text:s text:c="4"/>mul <text:span text:style-name="T2">r1.xyz, r0.y, v4</text:span></text:p>
      <text:p text:style-name="P10"><text:s text:c="4"/>mad <text:span text:style-name="T2">r1.xyz, r0.x, v3, r1</text:span></text:p>
      <text:p text:style-name="P10"><text:s text:c="4"/>dp2add <text:span text:style-name="T2">r0.x, r0, -r0, c9.z</text:span></text:p>
      <text:p text:style-name="P10"><text:s text:c="4"/>rsq <text:span text:style-name="T2">r0.x, r0.x</text:span></text:p>
      <text:p text:style-name="P10"><text:s text:c="4"/>rcp <text:span text:style-name="T2">r0.x, r0.x</text:span></text:p>
      <text:p text:style-name="P10"><text:s text:c="4"/>mad <text:span text:style-name="T2">r0.xyz, r0.x, v5, r1</text:span></text:p>
      <text:p text:style-name="P10"><text:s text:c="4"/>add <text:span text:style-name="T2">r1.xyz, c2, -v2</text:span></text:p>
      <text:p text:style-name="P10"><text:s text:c="4"/>dp3 <text:span text:style-name="T2">r0.w, r1, r1</text:span></text:p>
      <text:p text:style-name="P10"><text:s text:c="4"/>rsq <text:span text:style-name="T2">r1.w, r0.w</text:span></text:p>
      <text:p text:style-name="P10"><text:s text:c="4"/>mov <text:span text:style-name="T2">r2.z, c9.z</text:span></text:p>
      <text:p text:style-name="P10"><text:s text:c="4"/>mad <text:span text:style-name="T2">r0.w, r0.w, -c2.w, r2.z</text:span></text:p>
      <text:p text:style-name="P10"><text:s text:c="4"/>max <text:span text:style-name="T2">r2.x, r0.w, c10.x</text:span></text:p>
      <text:p text:style-name="P10"><text:s text:c="4"/>add_sat <text:span text:style-name="T2">r0.w, r2.x, r2.x</text:span></text:p>
      <text:p text:style-name="P10"><text:s text:c="4"/>mul <text:span text:style-name="T2">r2.xyw, r0.w, c3.xyzz</text:span></text:p>
      <text:p text:style-name="P10"><text:s text:c="4"/>nrm <text:span text:style-name="T2">r3.xyz, v1</text:span></text:p>
      <text:p text:style-name="P10"><text:s text:c="4"/>mad <text:span text:style-name="T2">r4.xyz, r1, r1.w, -r3</text:span></text:p>
      <text:p text:style-name="P10"><text:s text:c="4"/>mul <text:span text:style-name="T2">r1.xyz, r1, r1.w</text:span></text:p>
      <text:p text:style-name="P10"><text:s text:c="4"/>dp3_sat <text:span text:style-name="T2">r0.w, r0, r1</text:span></text:p>
      <text:p text:style-name="P10"><text:s text:c="4"/>mul <text:span text:style-name="T2">r1.xyz, r2.xyww, r0.w</text:span></text:p>
      <text:p text:style-name="P10"><text:s text:c="4"/>nrm <text:span text:style-name="T2">r5.xyz, r4</text:span></text:p>
      <text:p text:style-name="P10"><text:s text:c="4"/>dp3_sat <text:span text:style-name="T2">r0.w, r0, r5</text:span></text:p>
      <text:p text:style-name="P10"><text:s text:c="4"/>pow_sat <text:span text:style-name="T2">r1.w, r0.w, c10.y</text:span></text:p>
      <text:p text:style-name="P10"><text:s text:c="4"/>texld <text:span text:style-name="T2">r4, v0, s2</text:span></text:p>
      <text:p text:style-name="P10"><text:s text:c="4"/>mul <text:span text:style-name="T2">r2.xyw, r2, r4.xyzz</text:span></text:p>
      <text:p text:style-name="P10"><text:s text:c="4"/>mul <text:span text:style-name="T2">r2.xyw, r1.w, r2</text:span></text:p>
      <text:p text:style-name="P10"><text:s text:c="4"/>mul <text:span text:style-name="T2">r5.xyz, r2.xyww, c3.w</text:span></text:p>
      <text:p text:style-name="P10"><text:s text:c="4"/>add <text:span text:style-name="T2">r6.xyz, c0, -v2</text:span></text:p>
      <text:p text:style-name="P10"><text:s text:c="4"/>dp3 <text:span text:style-name="T2">r0.w, r6, r6</text:span></text:p>
      <text:p text:style-name="P10"><text:s text:c="4"/>rsq <text:span text:style-name="T2">r1.w, r0.w</text:span></text:p>
      <text:p text:style-name="P10"><text:s text:c="4"/>mad <text:span text:style-name="T2">r0.w, r0.w, -c0.w, r2.z</text:span></text:p>
      <text:p text:style-name="P10"><text:s text:c="4"/>max <text:span text:style-name="T2">r3.w, r0.w, c10.x</text:span></text:p>
      <text:p text:style-name="P10"><text:s text:c="4"/>add_sat <text:span text:style-name="T2">r0.w, r3.w, r3.w</text:span></text:p>
      <text:p text:style-name="P10"><text:s text:c="4"/>mul <text:span text:style-name="T2">r7.xyz, r0.w, c1</text:span></text:p>
      <text:p text:style-name="P10"><text:s text:c="4"/>mad <text:span text:style-name="T2">r8.xyz, r6, r1.w, -r3</text:span></text:p>
      <text:p text:style-name="P10"><text:s text:c="4"/>mul <text:span text:style-name="T2">r6.xyz, r6, r1.w</text:span></text:p>
      <text:p text:style-name="P10"><text:s text:c="4"/>dp3_sat <text:span text:style-name="T2">r0.w, r0, r6</text:span></text:p>
      <text:p text:style-name="P10"><text:s text:c="4"/>mul <text:span text:style-name="T2">r6.xyz, r7, r0.w</text:span></text:p>
      <text:p text:style-name="P10"><text:s text:c="4"/>mul <text:span text:style-name="T2">r7.xyz, r4, r7</text:span></text:p>
      <text:p text:style-name="P10"><text:s text:c="4"/>nrm <text:span text:style-name="T2">r9.xyz, r8</text:span></text:p>
      <text:p text:style-name="P10"><text:s text:c="4"/>dp3_sat <text:span text:style-name="T2">r0.w, r0, r9</text:span></text:p>
      <text:p text:style-name="P10"><text:s text:c="4"/>pow_sat <text:span text:style-name="T2">r1.w, r0.w, c10.y</text:span></text:p>
      <text:p text:style-name="P10"><text:s text:c="4"/>mul <text:span text:style-name="T2">r7.xyz, r7, r1.w</text:span></text:p>
      <text:p text:style-name="P10"><text:s text:c="4"/>mad <text:span text:style-name="T2">r5.xyz, r7, c1.w, r5</text:span></text:p>
      <text:p text:style-name="P10"><text:s text:c="4"/>add <text:span text:style-name="T2">r8.xyz, c4, -v2</text:span></text:p>
      <text:p text:style-name="P10"><text:s text:c="4"/>dp3 <text:span text:style-name="T2">r0.w, r8, r8</text:span></text:p>
      <text:p text:style-name="P10"><text:s text:c="4"/>rsq <text:span text:style-name="T2">r1.w, r0.w</text:span></text:p>
      <text:p text:style-name="P10"><text:s text:c="4"/>mad <text:span text:style-name="T2">r0.w, r0.w, -c4.w, r2.z</text:span></text:p>
      <text:p text:style-name="P10"><text:s text:c="4"/>max <text:span text:style-name="T2">r3.w, r0.w, c10.x</text:span></text:p>
      <text:p text:style-name="P10"><text:s text:c="4"/>add_sat <text:span text:style-name="T2">r0.w, r3.w, r3.w</text:span></text:p>
      <text:p text:style-name="P10"><text:s text:c="4"/>mul <text:span text:style-name="T2">r9.xyz, r0.w, c5</text:span></text:p>
      <text:p text:style-name="P10"><text:s text:c="4"/>mad <text:span text:style-name="T2">r3.xyz, r8, r1.w, -r3</text:span></text:p>
      <text:p text:style-name="P10"><text:soft-page-break/><text:s text:c="4"/>mul <text:span text:style-name="T2">r8.xyz, r8, r1.w</text:span></text:p>
      <text:p text:style-name="P10"><text:s text:c="4"/>dp3_sat <text:span text:style-name="T2">r0.w, r0, r8</text:span></text:p>
      <text:p text:style-name="P10"><text:s text:c="4"/>mul <text:span text:style-name="T2">r8.xyz, r9, r0.w</text:span></text:p>
      <text:p text:style-name="P10"><text:s text:c="4"/>mul <text:span text:style-name="T2">r4.xyz, r4, r9</text:span></text:p>
      <text:p text:style-name="P10"><text:s text:c="4"/>nrm <text:span text:style-name="T2">r9.xyz, r3</text:span></text:p>
      <text:p text:style-name="P10"><text:s text:c="4"/>dp3_sat <text:span text:style-name="T2">r0.x, r0, r9</text:span></text:p>
      <text:p text:style-name="P10"><text:s text:c="4"/>mad <text:span text:style-name="T2">r0.y, r0.y, c9.w, c9.w</text:span></text:p>
      <text:p text:style-name="P10"><text:s text:c="4"/>pow_sat <text:span text:style-name="T2">r1.w, r0.x, c10.y</text:span></text:p>
      <text:p text:style-name="P10"><text:s text:c="4"/>mul <text:span text:style-name="T2">r0.xzw, r4.xyyz, r1.w</text:span></text:p>
      <text:p text:style-name="P10"><text:s text:c="4"/>mad <text:span text:style-name="T2">r3.xyz, r0.xzww, c5.w, r5</text:span></text:p>
      <text:p text:style-name="P10"><text:s text:c="4"/>add <text:span text:style-name="T2">r1.w, r2.z, -c3.w</text:span></text:p>
      <text:p text:style-name="P10"><text:s text:c="4"/>mul <text:span text:style-name="T2">r2.xyw, r2, r1.w</text:span></text:p>
      <text:p text:style-name="P10"><text:s text:c="4"/>mul <text:span text:style-name="T2">r4.xyz, r1, r1.w</text:span></text:p>
      <text:p text:style-name="P10"><text:s text:c="4"/>mul <text:span text:style-name="T2">r1.xyz, r1, c3.w</text:span></text:p>
      <text:p text:style-name="P10"><text:s text:c="4"/>mad <text:span text:style-name="T2">r1.xyz, r6, c1.w, r1</text:span></text:p>
      <text:p text:style-name="P10"><text:s text:c="4"/>mad <text:span text:style-name="T2">r1.xyz, r8, c5.w, r1</text:span></text:p>
      <text:p text:style-name="P10"><text:s text:c="4"/>add <text:span text:style-name="T2">r1.w, r2.z, -c1.w</text:span></text:p>
      <text:p text:style-name="P10"><text:s text:c="4"/>mad <text:span text:style-name="T2">r2.xyw, r7.xyzz, r1.w, r2</text:span></text:p>
      <text:p text:style-name="P10"><text:s text:c="4"/>mad <text:span text:style-name="T2">r4.xyz, r6, r1.w, r4</text:span></text:p>
      <text:p text:style-name="P10"><text:s text:c="4"/>add <text:span text:style-name="T2">r1.w, r2.z, -c5.w</text:span></text:p>
      <text:p text:style-name="P10"><text:s text:c="4"/>mad <text:span text:style-name="T2">r0.xzw, r0, r1.w, r2.xyyw</text:span></text:p>
      <text:p text:style-name="P10"><text:s text:c="4"/>mad <text:span text:style-name="T2">r2.xyz, r8, r1.w, r4</text:span></text:p>
      <text:p text:style-name="P10"><text:s text:c="4"/>add <text:span text:style-name="T2">r2.xyz, r2, r2</text:span></text:p>
      <text:p text:style-name="P10"><text:s text:c="4"/>mad <text:span text:style-name="T2">r1.xyz, r1, c9.x, r2</text:span></text:p>
      <text:p text:style-name="P10"><text:s text:c="4"/>add <text:span text:style-name="T2">r0.xzw, r0, r0</text:span></text:p>
      <text:p text:style-name="P10"><text:s text:c="4"/>mad <text:span text:style-name="T2">r0.xzw, r3.xyyz, c9.x, r0</text:span></text:p>
      <text:p text:style-name="P10"><text:s text:c="4"/>mov <text:span text:style-name="T2">r2.xyz, c7</text:span></text:p>
      <text:p text:style-name="P10"><text:s text:c="4"/>add <text:span text:style-name="T2">r2.xyz, -r2, c6</text:span></text:p>
      <text:p text:style-name="P10"><text:s text:c="4"/>mad <text:span text:style-name="T2">r2.xyz, r0.y, r2, c7</text:span></text:p>
      <text:p text:style-name="P10"><text:s text:c="4"/>add <text:span text:style-name="T2">r1.xyz, r1, r2</text:span></text:p>
      <text:p text:style-name="P10"><text:s text:c="4"/>mad <text:span text:style-name="T2">r1.xyz, c8, r4.w, r1</text:span></text:p>
      <text:p text:style-name="P10"><text:s text:c="4"/>texld <text:span text:style-name="T2">r2, v0, s0</text:span></text:p>
      <text:p text:style-name="P10"><text:s text:c="4"/>mad <text:span text:style-name="T2">r0.xyz, r2, r1, r0.xzww</text:span></text:p>
      <text:p text:style-name="P10"><text:s text:c="4"/>mov <text:span text:style-name="T2">oC0.w, r2.w</text:span></text:p>
      <text:p text:style-name="P10"><text:s text:c="4"/>add <text:span text:style-name="T2">r0.xyz, r0, -v6</text:span></text:p>
      <text:p text:style-name="P10"><text:s text:c="4"/>mad <text:span text:style-name="T2">oC0.xyz, v6.w, r0, v6</text:span></text:p>
      <text:p text:style-name="Preformatted_20_Text"/>
      <text:p text:style-name="P11">// approximately 104 instruction slots used (3 texture, 101 arithmetic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nislav Bobovych</meta:initial-creator>
    <meta:creation-date>2012-05-30T17:00:18.92</meta:creation-date>
    <dc:date>2015-01-18T23:31:15.630000000</dc:date>
    <meta:editing-duration>PT18M54S</meta:editing-duration>
    <meta:editing-cycles>12</meta:editing-cycles>
    <meta:generator>LibreOffice/4.2.2.1$Windows_x86 LibreOffice_project/3be8cda0bddd8e430d8cda1ebfd581265cca5a0f</meta:generator>
    <meta:document-statistic meta:table-count="2" meta:image-count="0" meta:object-count="0" meta:page-count="8" meta:paragraph-count="474" meta:word-count="1666" meta:character-count="10232" meta:non-whitespace-character-count="7548"/>
  </office:meta>
</office:document-meta>
</file>